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EF000001AAA1DDC4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list-style-name="L2">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9" style:family="paragraph" style:parent-style-name="Standard" style:master-page-name="">
      <style:paragraph-properties fo:margin-left="2.771cm" fo:margin-right="0cm" fo:text-indent="0cm" style:auto-text-indent="false" style:page-number="auto">
        <style:tab-stops>
          <style:tab-stop style:position="16.999cm" style:type="right"/>
        </style:tab-stops>
      </style:paragraph-properties>
      <style:text-properties fo:font-size="11pt" style:font-size-asian="11pt" style:font-size-complex="11pt"/>
    </style:style>
    <style:style style:name="P10" style:family="paragraph" style:parent-style-name="Standard">
      <style:paragraph-properties fo:margin-left="2.771cm" fo:margin-right="0cm" fo:text-indent="0cm" style:auto-text-indent="false">
        <style:tab-stops>
          <style:tab-stop style:position="16.999cm" style:type="right"/>
        </style:tab-stops>
      </style:paragraph-properties>
      <style:text-properties fo:font-size="11pt" style:font-size-asian="11pt" style:font-size-complex="11pt"/>
    </style:style>
    <style:style style:name="P11" style:family="paragraph" style:parent-style-name="Standard">
      <style:paragraph-properties fo:margin-left="2.771cm" fo:margin-right="0cm" fo:text-indent="0cm" style:auto-text-indent="false">
        <style:tab-stops>
          <style:tab-stop style:position="16.999cm" style:type="right"/>
        </style:tab-stops>
      </style:paragraph-properties>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ize="5pt" style:font-size-asian="5pt" style:font-size-complex="5pt"/>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eLF13/14-Kurzportrait<text:line-break/>POKAL 2.0 – Kollaboratives elearning neu erfunden</text:h>
      <text:p text:style-name="P2">POKAL (Physik Onlines kollaborative Arbeits- und Lernplattform) wurde als weltweit erste vollständig echtzeit-synchronisierte webbasierte Arbeitsplattform für Computeralgebrasysteme im Rahmen der SeLF-Förderrunde 2011/12 auf Basis der Open-Source-Software SAGE programmiert. Im März 2013 wurde der Prototyp unter <text:a xlink:type="simple" xlink:href="https://pokal.uni-frankfurt.de/">https://pokal.uni-frankfurt.de</text:a> gestartet und stieß auf außerordentliche Resonanz über Fachbereichsgerenzen hinweg.</text:p>
      <text:p text:style-name="P2"/>
      <text:p text:style-name="P3">Wieso definiert POKAL die Zukunft des Webs und der Forschung?</text:p>
      <text:p text:style-name="P1"/>
      <text:p text:style-name="P1">Das Schlagwort Web 2.0 wird meist für neuartige interaktive und kollaborative Elemente des Webs verwendet, die mit einer technischen Neuerung einhergehen. Mit POKAL entwickelten wir ein Proof-of-Concept einer Arbeitsplattform an der Grenze des technisch Machbaren. Gleichzeitig nutzten wir als Physiker die Software, um Lehrformen neu zu gestalten. Die Zukunft im Scientific Publishing gehört interaktiven „Computable Documents“. Wir stehen gerade erst am Beginn einer Revolution in der Wissenschaftswelt ähnlich dem „Web 2.0“, die durch Software wie POKAL geformt wird. In dem POKAL einen Fokus auf eLearning und innovativen Funktionen legt, schlagen wir eine Brücke zwischen Studenten und Forschung und definieren den Informationsaustausch von morgen.</text:p>
      <text:p text:style-name="P1"/>
      <text:p text:style-name="P5">Was schafft POKAL 2.0?</text:p>
      <text:p text:style-name="P4"/>
      <text:p text:style-name="P4">Dieses Jahr werden wir versuchen, POKAL im naturwissenschaftlichen Studienalltag zu integrieren. In dem wir Bugs und Fehler korrigieren, erzeugen wir ein alltagstaugliches Produkt, nach dem von Seiten der Lehrenden bereits eine große Nachfrage besteht. Für die Studenten der Physik und verwandter Studiengänge werden wir eine Fülle von Worksheets schreiben, die das Lösen von Übungsblättern in POKAL vom ersten bis sechsten Semester demonstrieren. Wir hoffen, damit den Stein ins Rollen zu kriegen, dass Computeralgebra in der studentischen Selbstlernphase ankommt.</text:p>
      <text:p text:style-name="P4"/>
      <text:p text:style-name="P7"><text:span text:style-name="T3">Bildmaterial befindet sich im Anhang der E-Mail;</text:span></text:p>
      <text:p text:style-name="P7"><text:span text:style-name="T3">In der rechten Leiste „Mehr Informationen“ bitte Links einbinden zu</text:span></text:p>
      <text:list xml:id="list1813096979850794249" text:style-name="L2">
        <text:list-item>
          <text:p text:style-name="P6"><text:span text:style-name="T3">SeLF Video 2011/12 – POKAL,</text:span><text:a xlink:type="simple" xlink:href="http://podcast-wiki.physik.uni-frankfurt.de/wiki/POKAL-Vorstellung"><text:span text:style-name="T3">http://podcast-wiki.physik.uni-frankfurt.de/wiki/POKAL-Vorstellung</text:span></text:a></text:p>
        </text:list-item>
        <text:list-item>
          <text:p text:style-name="P6"><text:span text:style-name="T3">Vortrag auf der GMW2013 über POKAL, Link auf </text:span><text:a xlink:type="simple" xlink:href="http://electure-ms.studiumdigitale.uni-frankfurt.de/vod/clips/5No9CrrL8X/html5.html"><text:span text:style-name="T3">http://electure-ms.studiumdigitale.uni-frankfurt.de/vod/clips/5No9CrrL8X/html5.html</text:span></text:a><text:span text:style-name="T3"> oder Paper </text:span><text:a xlink:type="simple" xlink:href="http://web.uni-frankfurt.de/dz/neue_medien/GMW2013/papers/11_Koeppel_GMW13.pdf"><text:span text:style-name="T3">http://web.uni-frankfurt.de/dz/neue_medien/GMW2013/papers/11_Koeppel_GMW13.pdf</text:span></text:a></text:p>
        </text:list-item>
        <text:list-item>
          <text:p text:style-name="P6"><text:span text:style-name="T3">Natürlich ein Link auf POKAL, </text:span><text:a xlink:type="simple" xlink:href="http://www.pokal.uni-frankfurt.de/"><text:span text:style-name="T3">http://www.pokal.uni-frankfurt.de/</text:span></text:a></text:p>
        </text:list-item>
        <text:list-item>
          <text:p text:style-name="P6"><text:span text:style-name="T3">PhysikOnline, </text:span><text:a xlink:type="simple" xlink:href="https://elearning.physik.uni-frankfurt.de/"><text:span text:style-name="T3">https://elearning.physik.uni-frankfurt.de/</text:span></text:a></text:p>
        </text:list-item>
        <text:list-item>
          <text:p text:style-name="P6"><text:span text:style-name="T3">Podcast-Wiki-Physik: </text:span><text:a xlink:type="simple" xlink:href="http://podcast-wiki.physik.uni-frankfurt.de/"><text:span text:style-name="T3">http://podcast-wiki.physik.uni-frankfurt.de</text:span></text:a></text:p>
        </text:list-item>
      </text:list>
      <text:p text:style-name="P4"/>
      <text:p text:style-name="P8">In der rechten Leiste unter „Ansprechpartner im Projekt“:</text:p>
      <text:p text:style-name="P4">Carsten Bauer, Philip Arnold, Sven Köppel</text:p>
      <text:p text:style-name="P4">E-Mail: pokal@elearning.physik.uni-frankfurt.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fo:background-color="transparent">
        <style:tab-stops/>
        <style:background-image/>
      </style:paragraph-properties>
      <style:text-properties fo:font-size="11pt" style:font-size-asian="11pt" style:font-size-complex="11pt" fo:hyphenate="true" fo:hyphenation-remain-char-count="4"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style:paragraph-properties fo:margin-left="2.771cm" fo:margin-right="0cm" fo:text-indent="0cm" style:auto-text-indent="false" style:page-number="auto">
        <style:tab-stops>
          <style:tab-stop style:position="16.999cm" style:type="right"/>
        </style:tab-stops>
      </style:paragraph-properties>
      <style:text-properties fo:font-size="11pt" style:font-size-asian="11pt" style:font-size-complex="11pt"/>
    </style:style>
    <style:style style:name="MP2" style:family="paragraph" style:parent-style-name="Standard">
      <style:paragraph-properties fo:margin-left="2.771cm" fo:margin-right="0cm" fo:text-indent="0cm" style:auto-text-indent="false">
        <style:tab-stops>
          <style:tab-stop style:position="16.999cm" style:type="right"/>
        </style:tab-stops>
      </style:paragraph-properties>
      <style:text-properties fo:font-size="11pt" style:font-size-asian="11pt" style:font-size-complex="11pt"/>
    </style:style>
    <style:style style:name="MP3" style:family="paragraph" style:parent-style-name="Standard">
      <style:paragraph-properties fo:margin-left="2.771cm" fo:margin-right="0cm" fo:text-indent="0cm" style:auto-text-indent="false">
        <style:tab-stops>
          <style:tab-stop style:position="16.999cm" style:type="right"/>
        </style:tab-stops>
      </style:paragraph-properties>
      <style:text-properties fo:font-size="9pt" style:font-size-asian="9pt" style:font-size-complex="9pt"/>
    </style:style>
    <style:style style:name="MT1" style:family="text">
      <style:text-properties fo:font-weight="bold" style:font-weight-asian="bold" style:font-weight-complex="bold"/>
    </style:style>
    <style:style style:name="MT2" style:family="text"/>
    <style:style style:name="MT3" style:family="text">
      <style:text-properties fo:font-size="5pt" style:font-size-asian="5pt" style:font-size-complex="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4c4c4c" fo:border-left="none" fo:border-right="none" fo:padding-top="0cm" fo:padding-bottom="0.15cm" fo:padding-left="0cm" fo:padding-right="0cm" style:shadow="none" fo:background-color="transparent" style:dynamic-spacing="false">
          <style:background-image/>
        </style:header-footer-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Grafik2" text:anchor-type="paragraph" svg:x="0.009cm" svg:y="-0.009cm" svg:width="2.591cm" svg:height="2.23cm" draw:z-index="0"><draw:image xlink:href="Pictures/10000201000001EF000001AAA1DDC46C.png" xlink:type="simple" xlink:show="embed" xlink:actuate="onLoad"/></draw:frame><text:span text:style-name="MT1">PhysikOnline POKAL</text:span> -- eLearning am Fachbereich 13<text:tab/><text:date style:data-style-name="N36" text:date-value="2013-10-30T14:42:17.82">30.10.2013</text:date>, S.<text:page-number text:select-page="current">1</text:page-number>/<text:page-count>1</text:page-count></text:p>
        <text:p text:style-name="MP2">Kontakt: <text:a xlink:type="simple" xlink:href="mailto:pokal@elearning.physik.uni-frankfurt.de">pokal@elearning.physik.uni-frankfurt.de</text:a><text:line-break/><text:span text:style-name="MT3"> </text:span></text:p>
        <text:p text:style-name="MP3">Interne Referenz: POTT #719 Rev 3</text:p>
        <text:p text:style-name="MP3">Dokument: SeLF13/14-Kurzportrait</text:p>
        <text:p text:style-name="MP3">Autor: Sven Köppel &lt;<text:a xlink:type="simple" xlink:href="mailto:koeppel@th.physik.uni-frankfurt.de">koeppel@th.physik.uni-frankfurt.de</text:a>&g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POKAL Abschlussbericht Self 2011/12</dc:title>
    <meta:creation-date>2013-03-25T00:06:01.18</meta:creation-date>
    <meta:editing-cycles>12</meta:editing-cycles>
    <meta:editing-duration>PT58M26S</meta:editing-duration>
    <meta:initial-creator>Sven Köppel</meta:initial-creator>
    <dc:date>2013-10-30T14:42:17.77</dc:date>
    <dc:creator>Sven Köppel</dc:creator>
    <meta:document-statistic meta:table-count="0" meta:image-count="1" meta:object-count="0" meta:page-count="1" meta:paragraph-count="21" meta:word-count="336" meta:character-count="2897"/>
    <meta:user-defined meta:name="Info 1"/>
    <meta:user-defined meta:name="Info 2"/>
    <meta:user-defined meta:name="Info 3"/>
    <meta:user-defined meta:name="Info 4"/>
  </office:meta>
</office:document-meta>
</file>